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42cm" fo:min-width="3.3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4cm" fo:min-width="4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cm" fo:min-width="2.3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5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98cm" fo:min-width="3.0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3.3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36cm" fo:min-width="3.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5.5cm" svg:height="3.1cm" svg:x="7.2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cm" svg:y1="4.4cm" svg:x2="10cm" svg:y2="6.2cm">
          <text:p/>
        </draw:line>
        <draw:custom-shape draw:style-name="gr3" draw:text-style-name="P2" draw:layer="layout" svg:width="8.1cm" svg:height="3cm" svg:x="5.9cm" svg:y="6.2cm">
          <text:p text:style-name="P1">Int n</text:p>
          <text:p text:style-name="P1">float iloczyn</text:p>
          <text:p text:style-name="P1">float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0cm" svg:y1="4.366cm" svg:x2="10cm" svg:y2="6.466cm">
          <text:p/>
        </draw:line>
        <draw:custom-shape draw:style-name="gr5" draw:text-style-name="P2" draw:layer="layout" svg:width="5.5cm" svg:height="1.8cm" svg:x="7.2cm" svg:y="11cm">
          <text:p text:style-name="P1">iloczyn = 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9.2cm" svg:x2="10cm" svg:y2="11.2cm">
          <text:p/>
        </draw:line>
        <draw:custom-shape draw:style-name="gr6" draw:text-style-name="P2" draw:layer="layout" svg:width="5.7cm" svg:height="4.3cm" svg:x="7.3cm" svg:y="14cm">
          <text:p text:style-name="P1"><text:s/>0 &lt; 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0.1cm" svg:y1="12.8cm" svg:x2="10.2cm" svg:y2="14.2cm">
          <text:p/>
        </draw:line>
        <draw:line draw:style-name="gr2" draw:text-style-name="P3" draw:layer="layout" svg:x1="7.3cm" svg:y1="16.2cm" svg:x2="5.4cm" svg:y2="16.2cm">
          <text:p/>
        </draw:line>
        <draw:line draw:style-name="gr2" draw:text-style-name="P3" draw:layer="layout" svg:x1="13cm" svg:y1="16.2cm" svg:x2="17.2cm" svg:y2="16.3cm">
          <text:p/>
        </draw:line>
        <draw:line draw:style-name="gr2" draw:text-style-name="P3" draw:layer="layout" svg:x1="17.2cm" svg:y1="16.3cm" svg:x2="17.2cm" svg:y2="17.5cm">
          <text:p/>
        </draw:line>
        <draw:line draw:style-name="gr4" draw:text-style-name="P3" draw:layer="layout" svg:x1="17.2cm" svg:y1="16.3cm" svg:x2="17.2cm" svg:y2="17.8cm">
          <text:p/>
        </draw:line>
        <draw:custom-shape draw:style-name="gr7" draw:text-style-name="P2" draw:layer="layout" svg:width="2cm" svg:height="1cm" svg:x="5.3cm" svg:y="15.2cm">
          <text:p text:style-name="P1">Nie 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3cm" svg:y1="16.2cm" svg:x2="2.9cm" svg:y2="16.3cm">
          <text:p/>
        </draw:line>
        <draw:line draw:style-name="gr9" draw:text-style-name="P3" draw:layer="layout" svg:x1="3cm" svg:y1="16.3cm" svg:x2="3.1cm" svg:y2="19.7cm">
          <text:p/>
        </draw:line>
        <draw:custom-shape draw:style-name="gr10" draw:text-style-name="P2" draw:layer="layout" svg:width="5.7cm" svg:height="2.3cm" svg:x="0.5cm" svg:y="19.7cm">
          <text:p text:style-name="P1">print: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3cm" svg:y1="22cm" svg:x2="3cm" svg:y2="24.5cm">
          <text:p/>
        </draw:line>
        <draw:custom-shape draw:style-name="gr11" draw:text-style-name="P2" draw:layer="layout" svg:width="5.5cm" svg:height="3cm" svg:x="0.3cm" svg:y="24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6.7cm" svg:height="2.2cm" svg:x="13.3cm" svg:y="17.8cm">
          <text:p text:style-name="P1">iloczyn *=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3" draw:layer="layout" svg:x1="16.7cm" svg:y1="20cm" svg:x2="16.7cm" svg:y2="24cm">
          <text:p/>
        </draw:line>
        <draw:line draw:style-name="gr8" draw:text-style-name="P3" draw:layer="layout" svg:x1="16.7cm" svg:y1="24cm" svg:x2="10.1cm" svg:y2="24.1cm">
          <text:p/>
        </draw:line>
        <draw:line draw:style-name="gr9" draw:text-style-name="P3" draw:layer="layout" svg:x1="10.2cm" svg:y1="24.1cm" svg:x2="10.2cm" svg:y2="1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0:59:48.177453636</meta:creation-date>
    <dc:date>2018-11-28T11:15:54.827927261</dc:date>
    <meta:editing-duration>PT2M33S</meta:editing-duration>
    <meta:editing-cycles>1</meta:editing-cycles>
    <meta:document-statistic meta:object-count="22"/>
    <meta:generator>LibreOffice/6.0.6.2$Linux_X86_64 LibreOffice_project/00m0$Build-2</meta:generator>
  </office:meta>
</office:document-meta>
</file>